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S Xamarin.Forms documentation</text:p>
      <text:p text:style-name="P1"><text:a xlink:type="simple" xlink:href="https://docs.microsoft.com/en-us/xamarin/xamarin-forms/user-interface/text/entry#events-and-interactivity" text:style-name="Internet_20_link" text:visited-style-name="Visited_20_Internet_20_Link">https://docs.microsoft.com/en-us/xamarin/xamarin-forms/user-interface/text/entry#events-and-interactivity</text:a> </text:p>
      <text:p text:style-name="P1">MS Xamarin.Forms documentation - BindingContext</text:p>
      <text:p text:style-name="P1"><text:a xlink:type="simple" xlink:href="https://docs.microsoft.com/en-us/xamarin/xamarin-forms/app-fundamentals/navigation/hierarchical" text:style-name="Internet_20_link" text:visited-style-name="Visited_20_Internet_20_Link">https://docs.microsoft.com/en-us/xamarin/xamarin-forms/app-fundamentals/navigation/hierarchical</text:a> </text:p>
      <text:p text:style-name="P1"/>
      <text:p text:style-name="P1">BindingContext – over half way down the page</text:p>
      <text:p text:style-name="P1"><text:a xlink:type="simple" xlink:href="https://docs.microsoft.com/en-us/xamarin/xamarin-forms/app-fundamentals/navigation/hierarchical" text:style-name="Internet_20_link" text:visited-style-name="Visited_20_Internet_20_Link">https://docs.microsoft.com/en-us/xamarin/xamarin-forms/app-fundamentals/navigation/hierarchical</text:a> </text:p>
      <text:p text:style-name="P1"/>
      <text:p text:style-name="P1">Xamarin course:</text:p>
      <text:p text:style-name="P1"><text:a xlink:type="simple" xlink:href="https://www.youtube.com/playlist?list=PLdo4fOcmZ0oU10SXt2W58pu2L0v2dOW-1" text:style-name="Internet_20_link" text:visited-style-name="Visited_20_Internet_20_Link">https://www.youtube.com/playlist?list=PLdo4fOcmZ0oU10SXt2W58pu2L0v2dOW-1</text:a> </text:p>
      <text:p text:style-name="P1">source code:</text:p>
      <text:p text:style-name="P1"><text:a xlink:type="simple" xlink:href="https://github.com/codemillmatt/xamarin-101/tree/master/coded-ui-navigation" text:style-name="Internet_20_link" text:visited-style-name="Visited_20_Internet_20_Link">https://github.com/codemillmatt/xamarin-101/tree/master/coded-ui-navigation</text:a> </text:p>
      <text:p text:style-name="P1"/>
      <text:p text:style-name="P1"><text:a xlink:type="simple" xlink:href="https://www.youtube.com/watch?v=C5DHkIcIIgc&amp;list=PLV916idiqLvcKS1JY3S3jHWx9ELGJ1cJB" text:style-name="Internet_20_link" text:visited-style-name="Visited_20_Internet_20_Link">https://www.youtube.com/watch?v=C5DHkIcIIgc&amp;list=PLV916idiqLvcKS1JY3S3jHWx9ELGJ1cJB</text:a> </text:p>
      <text:p text:style-name="P1"/>
      <text:p text:style-name="P1"/>
      <text:p text:style-name="P1">Microsoft Xamarin.Forms courses:</text:p>
      <text:p text:style-name="P1"><text:a xlink:type="simple" xlink:href="https://docs.microsoft.com/en-us/learn/browse/?term=xamarin&amp;terms=xamarin" text:style-name="Internet_20_link" text:visited-style-name="Visited_20_Internet_20_Link">https://docs.microsoft.com/en-us/learn/browse/?term=xamarin&amp;terms=xamarin</text:a> </text:p>
      <text:p text:style-name="P1"/>
      <text:p text:style-name="P1">Navigation section:</text:p>
      <text:p text:style-name="P1"><text:a xlink:type="simple" xlink:href="https://github.com/codemillmatt/xamarin-101/tree/master/xaml-navigation" text:style-name="Internet_20_link" text:visited-style-name="Visited_20_Internet_20_Link">https://github.com/codemillmatt/xamarin-101/tree/master/xaml-navigation</text:a> </text:p>
      <text:p text:style-name="P1"/>
      <text:p text:style-name="P1"/>
      <text:p text:style-name="P1">Building beautiful apps</text:p>
      <text:p text:style-name="P1"><text:a xlink:type="simple" xlink:href="https://www.youtube.com/watch?v=z4LiPa8ixyQ" text:style-name="Internet_20_link" text:visited-style-name="Visited_20_Internet_20_Link">https://www.youtube.com/watch?v=z4LiPa8ixyQ</text:a> </text:p>
      <text:p text:style-name="P1"><text:span text:style-name="T1">source code</text:span>: 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>09:34 - Gradients</text:p>
      <text:p text:style-name="P1">10:20 - Shadows</text:p>
      <text:p text:style-name="P1">13:15 – Typography (fonts), iconography, colours</text:p>
      <text:p text:style-name="P1">14:48 – Movement, animations &amp; transitions</text:p>
      <text:p text:style-name="P1">Xamarin built in animations framework</text:p>
      <text:p text:style-name="P1"/>
      <text:p text:style-name="P1">20:11 – StyleGuide – create a reusable UI</text:p>
      <text:p text:style-name="P1">- like CSS</text:p>
      <text:p text:style-name="P1"/>
      <text:p text:style-name="P1">26:00 - Example design/build</text:p>
      <text:p text:style-name="P1">30:45 – Animation example code</text:p>
      <text:p text:style-name="P1"><text:soft-page-break/></text:p>
      <text:p text:style-name="P1">36:00 – Resources for app design with Xamarin:</text:p>
      <text:p text:style-name="P1">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/>
      <text:p text:style-name="P1"/>
      <text:p text:style-name="P1"/>
      <text:p text:style-name="P2">AUDIO</text:p>
      <text:p text:style-name="P1"><text:a xlink:type="simple" xlink:href="https://forums.xamarin.com/discussion/170646/how-to-play-audio-in-xamarin-forms" text:style-name="Internet_20_link" text:visited-style-name="Visited_20_Internet_20_Link">https://forums.xamarin.com/discussion/170646/how-to-play-audio-in-xamarin-forms</text:a> </text:p>
      <text:p text:style-name="P1"/>
      <text:p text:style-name="P1"><text:a xlink:type="simple" xlink:href="https://devblogs.microsoft.com/xamarin/adding-sound-xamarin-forms-app/" text:style-name="Internet_20_link" text:visited-style-name="Visited_20_Internet_20_Link">https://devblogs.microsoft.com/xamarin/adding-sound-xamarin-forms-app/</text:a> </text:p>
      <text:p text:style-name="P1">Download from here!</text:p>
      <text:p text:style-name="P1"><text:a xlink:type="simple" xlink:href="https://www.nuget.org/packages/Xam.Plugin.SimpleAudioPlayer" text:style-name="Internet_20_link" text:visited-style-name="Visited_20_Internet_20_Link">https://www.nuget.org/packages/Xam.Plugin.SimpleAudioPlayer</text:a> </text:p>
      <text:p text:style-name="P1">Add plugin</text:p>
      <text:p text:style-name="P1"><text:a xlink:type="simple" xlink:href="https://developer.amazon.com/docs/cross-platform-plugins/cpp-add-plugin-to-xamarin-project.html" text:style-name="Internet_20_link" text:visited-style-name="Visited_20_Internet_20_Link">https://developer.amazon.com/docs/cross-platform-plugins/cpp-add-plugin-to-xamarin-project.html</text:a> </text:p>
      <text:p text:style-name="P1"/>
      <text:p text:style-name="P1"/>
      <text:p text:style-name="P1">Find all music files on SD card:</text:p>
      <text:p text:style-name="P1"><text:a xlink:type="simple" xlink:href="https://stackoverflow.com/questions/5428507/android-music-files-location" text:style-name="Internet_20_link" text:visited-style-name="Visited_20_Internet_20_Link">https://stackoverflow.com/questions/5428507/android-music-files-location</text:a></text:p>
      <text:p text:style-name="P1"/>
      <text:p text:style-name="P1">Find the music folder:</text:p>
      <text:p text:style-name="P1"><text:a xlink:type="simple" xlink:href="https://forums.xamarin.com/discussion/76346/how-to-get-the-music-folder-path-in-xamarin-android" text:style-name="Internet_20_link" text:visited-style-name="Visited_20_Internet_20_Link">https://forums.xamarin.com/discussion/76346/how-to-get-the-music-folder-path-in-xamarin-android</text:a> </text:p>
      <text:p text:style-name="P1"/>
      <text:p text:style-name="P1">Write file to External Storage:</text:p>
      <text:p text:style-name="P1"><text:a xlink:type="simple" xlink:href="https://forums.xamarin.com/discussion/comment/353787/#Comment_353787" text:style-name="Internet_20_link" text:visited-style-name="Visited_20_Internet_20_Link">https://forums.xamarin.com/discussion/comment/353787/#Comment_353787</text:a> </text:p>
      <text:p text:style-name="P1"/>
      <text:p text:style-name="P1"/>
      <text:p text:style-name="P1">File storage and access</text:p>
      <text:p text:style-name="P1"><text:a xlink:type="simple" xlink:href="https://docs.microsoft.com/en-us/xamarin/android/platform/files/" text:style-name="Internet_20_link" text:visited-style-name="Visited_20_Internet_20_Link">https://docs.microsoft.com/en-us/xamarin/android/platform/files/</text:a></text:p>
      <text:p text:style-name="P1"/>
      <text:p text:style-name="P1">External storage</text:p>
      <text:p text:style-name="P1"><text:a xlink:type="simple" xlink:href="https://docs.microsoft.com/en-us/xamarin/android/platform/files/external-storage?tabs=windows" text:style-name="Internet_20_link" text:visited-style-name="Visited_20_Internet_20_Link">https://docs.microsoft.com/en-us/xamarin/android/platform/files/external-storage?tabs=windows</text:a> </text:p>
      <text:p text:style-name="P1"/>
      <text:p text:style-name="P1">File system helpers</text:p>
      <text:p text:style-name="P1"><text:a xlink:type="simple" xlink:href="https://docs.microsoft.com/en-us/xamarin/essentials/file-system-helpers?context=xamarin%2Fandroid&amp;tabs=android" text:style-name="Internet_20_link" text:visited-style-name="Visited_20_Internet_20_Link">https://docs.microsoft.com/en-us/xamarin/essentials/file-system-helpers?context=xamarin%2Fandroid&amp;tabs=android</text:a> </text:p>
      <text:p text:style-name="P1"/>
      <text:p text:style-name="P1"/>
      <text:p text:style-name="P1">FILE PICKER</text:p>
      <text:p text:style-name="P1"/>
      <text:p text:style-name="P1"><text:soft-page-break/><text:a xlink:type="simple" xlink:href="https://www.c-sharpcorner.com/article/how-to-create-file-picker-in-xamarin-forms/" text:style-name="Internet_20_link" text:visited-style-name="Visited_20_Internet_20_Link">https://www.c-sharpcorner.com/article/how-to-create-file-picker-in-xamarin-forms/</text:a> </text:p>
      <text:p text:style-name="P1"/>
      <text:p text:style-name="P1"/>
      <text:p text:style-name="P1"><text:a xlink:type="simple" xlink:href="https://stackoverflow.com/questions/35426143/how-to-allow-app-user-to-select-a-folder-location-where-in-app-documents-can-be" text:style-name="Internet_20_link" text:visited-style-name="Visited_20_Internet_20_Link">https://stackoverflow.com/questions/35426143/how-to-allow-app-user-to-select-a-folder-location-where-in-app-documents-can-be</text:a> </text:p>
      <text:p text:style-name="P1"/>
      <text:p text:style-name="P1"/>
      <text:p text:style-name="P1"/>
      <text:p text:style-name="P1">ListView</text:p>
      <text:p text:style-name="P1"/>
      <text:p text:style-name="P1">Overview</text:p>
      <text:p text:style-name="P1"><text:a xlink:type="simple" xlink:href="https://docs.microsoft.com/en-us/xamarin/xamarin-forms/user-interface/listview/" text:style-name="Internet_20_link" text:visited-style-name="Visited_20_Internet_20_Link">https://docs.microsoft.com/en-us/xamarin/xamarin-forms/user-interface/listview/</text:a> </text:p>
      <text:p text:style-name="P1"/>
      <text:p text:style-name="P1">Tutorial </text:p>
      <text:p text:style-name="P1"><text:a xlink:type="simple" xlink:href="https://docs.microsoft.com/en-us/xamarin/get-started/tutorials/listview/?tabs=vswin&amp;tutorial-step=1" text:style-name="Internet_20_link" text:visited-style-name="Visited_20_Internet_20_Link">https://docs.microsoft.com/en-us/xamarin/get-started/tutorials/listview/?tabs=vswin&amp;tutorial-step=1</text:a> </text:p>
      <text:p text:style-name="P1"/>
      <text:p text:style-name="P1">Example</text:p>
      <text:p text:style-name="P1"><text:a xlink:type="simple" xlink:href="https://www.c-sharpcorner.com/article/listview-and-creating-list-in-xamarin/" text:style-name="Internet_20_link" text:visited-style-name="Visited_20_Internet_20_Link">https://www.c-sharpcorner.com/article/listview-and-creating-list-in-xamarin/</text:a> </text:p>
      <text:p text:style-name="P1"/>
      <text:p text:style-name="P1"/>
      <text:p text:style-name="P1">CollectionView</text:p>
      <text:p text:style-name="P1"><text:a xlink:type="simple" xlink:href="https://docs.microsoft.com/en-us/xamarin/xamarin-forms/user-interface/collectionview/" text:style-name="Internet_20_link" text:visited-style-name="Visited_20_Internet_20_Link">https://docs.microsoft.com/en-us/xamarin/xamarin-forms/user-interface/collectionview/</text:a> </text:p>
      <text:p text:style-name="P1">Tutorial </text:p>
      <text:p text:style-name="P1"><text:a xlink:type="simple" xlink:href="https://docs.microsoft.com/en-us/xamarin/xamarin-forms/user-interface/collectionview/populate-data" text:style-name="Internet_20_link" text:visited-style-name="Visited_20_Internet_20_Link">https://docs.microsoft.com/en-us/xamarin/xamarin-forms/user-interface/collectionview/populate-data</text:a> </text:p>
      <text:p text:style-name="P1">Selecting items (single and multiple)</text:p>
      <text:p text:style-name="P1"><text:a xlink:type="simple" xlink:href="https://docs.microsoft.com/en-us/xamarin/xamarin-forms/user-interface/collectionview/selection" text:style-name="Internet_20_link" text:visited-style-name="Visited_20_Internet_20_Link">https://docs.microsoft.com/en-us/xamarin/xamarin-forms/user-interface/collectionview/selection</text:a> </text:p>
      <text:p text:style-name="P1"/>
      <text:p text:style-name="P1"/>
      <text:p text:style-name="P1"/>
      <text:p text:style-name="P1">Await</text:p>
      <text:p text:style-name="P1"><text:a xlink:type="simple" xlink:href="https://social.msdn.microsoft.com/Forums/vstudio/en-US/e869398b-1e29-4b59-963a-1a29fd52242f/playing-sound-and-waiting-to-finish?forum=wpf" text:style-name="Internet_20_link" text:visited-style-name="Visited_20_Internet_20_Link">https://social.msdn.microsoft.com/Forums/vstudio/en-US/e869398b-1e29-4b59-963a-1a29fd52242f/playing-sound-and-waiting-to-finish?forum=wpf</text:a> </text:p>
      <text:p text:style-name="P1"/>
      <text:p text:style-name="P1">AsyncPlayer</text:p>
      <text:p text:style-name="P1"><text:a xlink:type="simple" xlink:href="https://docs.microsoft.com/en-us/dotnet/api/android.media.asyncplayer?view=xamarin-android-sdk-9" text:style-name="Internet_20_link" text:visited-style-name="Visited_20_Internet_20_Link">https://docs.microsoft.com/en-us/dotnet/api/android.media.asyncplayer?view=xamarin-android-sdk-9</text:a>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21M47S</meta:editing-duration>
    <meta:editing-cycles>48</meta:editing-cycles>
    <meta:generator>OpenOffice/4.1.7$Win32 OpenOffice.org_project/417m1$Build-9800</meta:generator>
    <dc:date>2021-01-21T13:27:59.79</dc:date>
    <dc:creator>Chucksta </dc:creator>
    <meta:document-statistic meta:table-count="0" meta:image-count="0" meta:object-count="0" meta:page-count="4" meta:paragraph-count="68" meta:word-count="158" meta:character-count="3544"/>
    <meta:user-defined meta:name="Info 1"/>
    <meta:user-defined meta:name="Info 2"/>
    <meta:user-defined meta:name="Info 3"/>
    <meta:user-defined meta:name="Info 4"/>
  </office:meta>
</office:document-meta>
</file>